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hecking app/main.cpp ...</text:p>
      <text:p text:style-name="Standard">1/4 files checked 16% done</text:p>
      <text:p text:style-name="Standard">Checking app/pid.cpp ...</text:p>
      <text:p text:style-name="Standard">2/4 files checked 76% done</text:p>
      <text:p text:style-name="Standard">Checking test/main.cpp ...</text:p>
      <text:p text:style-name="Standard">3/4 files checked 81% done</text:p>
      <text:p text:style-name="Standard">Checking test/test.cpp ...</text:p>
      <text:p text:style-name="Standard">4/4 files checked 100% do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5T11:40:46.963603366</meta:creation-date>
    <dc:date>2022-10-05T11:41:23.944339891</dc:date>
    <meta:editing-duration>PT37S</meta:editing-duration>
    <meta:editing-cycles>1</meta:editing-cycles>
    <meta:document-statistic meta:table-count="0" meta:image-count="0" meta:object-count="0" meta:page-count="1" meta:paragraph-count="8" meta:word-count="32" meta:character-count="206" meta:non-whitespace-character-count="182"/>
    <meta:generator>LibreOffice/6.4.7.2$Linux_X86_64 LibreOffice_project/40$Build-2</meta:generator>
  </office:meta>
</office:document-meta>
</file>